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abfcb" officeooo:paragraph-rsid="000abfcb"/>
    </style:style>
    <style:style style:name="P2" style:family="paragraph" style:parent-style-name="Standard">
      <style:paragraph-properties fo:text-align="start" style:justify-single-word="false"/>
      <style:text-properties officeooo:rsid="000abfcb" officeooo:paragraph-rsid="000abf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OK DET)AIL MANAGEMENT</text:p>
      <text:p text:style-name="P2">this project bookshelf.com is easy way for user mainly for “Engineering students” of ebvery department to search or read or buy the books they are seekling for. Thuis bookshelf.com will provide a brief description about the books and can eaither be purschgased online or can be read onluine, the link for the book cwhrwee ut vab me purchaswe will bwe provided.</text:p>
      <text:p text:style-name="P2"><text:tab/>Thsi bopok details management is so easy for the user to find what thery need and no persnol detail of the user will be asked so it is very sec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11:05:37.761548723</meta:creation-date>
    <dc:date>2018-05-10T11:09:43.702518962</dc:date>
    <meta:editing-duration>P0D</meta:editing-duration>
    <meta:editing-cycles>1</meta:editing-cycles>
    <meta:document-statistic meta:table-count="0" meta:image-count="0" meta:object-count="0" meta:page-count="1" meta:paragraph-count="3" meta:word-count="94" meta:character-count="530" meta:non-whitespace-character-count="438"/>
    <meta:generator>LibreOffice/4.2.8.2$Linux_x86 LibreOffice_project/420m0$Build-2</meta:generator>
  </office:meta>
</office:document-meta>
</file>